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074583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cost_elec_in</text:p>
          </table:table-cell>
          <table:table-cell office:value-type="float" office:value="300" table:style-name="ce1">
            <text:p>300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st_elec_out</text:p>
          </table:table-cell>
          <table:table-cell office:value-type="float" office:value="400" table:style-name="ce1">
            <text:p>400</text:p>
          </table:table-cell>
          <table:table-cell office:value-type="float" office:value="300" table:style-name="ce1">
            <text:p>300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_time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CH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ungener</meta:initial-creator>
    <dc:creator>Alexandre BERTRAND</dc:creator>
    <meta:creation-date>2013-12-05T17:53:28Z</meta:creation-date>
    <dc:date>2015-04-24T05:55:14Z</dc:date>
    <meta:editing-cycles>1</meta:editing-cycles>
    <meta:editing-duration>PT0S</meta:editing-duration>
  </office:meta>
</office:document-meta>
</file>